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0.6299in"/>
    </style:style>
    <style:style style:name="co8" style:family="table-column">
      <style:table-column-properties fo:break-before="auto" style:column-width="6.1283in"/>
    </style:style>
    <style:style style:name="co9" style:family="table-column">
      <style:table-column-properties fo:break-before="auto" style:column-width="0.2181in"/>
    </style:style>
    <style:style style:name="co10" style:family="table-column">
      <style:table-column-properties fo:break-before="auto" style:column-width="1.1799in"/>
    </style:style>
    <style:style style:name="co11" style:family="table-column">
      <style:table-column-properties fo:break-before="auto" style:column-width="0.9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tch List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Default"/>
        <table:table-column table:style-name="co7" table:number-columns-repeated="1014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Notes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#s</text:p>
          </table:table-cell>
          <table:table-cell office:value-type="string">
            <text:p>#v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table:number-columns-repeated="1015"/>
        </table:table-row>
        <table:table-row table:style-name="ro2">
          <table:table-cell office:value-type="string">
            <text:p>2 Broke Girls</text:p>
          </table:table-cell>
          <table:table-cell table:style-name="ce2"/>
          <table:table-cell office:value-type="string">
            <text:p>Skip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New Girl</text:p>
          </table:table-cell>
          <table:table-cell/>
          <table:table-cell office:value-type="string">
            <text:p>Skip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Big Bang Theory, The</text:p>
          </table:table-cell>
          <table:table-cell table:style-name="ce2"/>
          <table:table-cell office:value-type="string">
            <text:p>Skip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Odd Couple, The</text:p>
          </table:table-cell>
          <table:table-cell table:style-name="ce2"/>
          <table:table-cell office:value-type="string">
            <text:p>Episode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Odd Couple, The</text:p>
          </table:table-cell>
          <table:table-cell table:style-name="ce2"/>
          <table:table-cell office:value-type="string">
            <text:p>Episode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Silicon Valley</text:p>
          </table:table-cell>
          <table:table-cell table:style-name="ce2"/>
          <table:table-cell office:value-type="string">
            <text:p>Watch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table:number-columns-repeated="1015"/>
        </table:table-row>
        <table:table-row table:style-name="ro2">
          <table:table-cell office:value-type="string">
            <text:p>Last Man on Earth, The</text:p>
          </table:table-cell>
          <table:table-cell/>
          <table:table-cell office:value-type="string">
            <text:p>Skip</text:p>
          </table:table-cell>
          <table:table-cell office:value-type="string">
            <text:p>Sitco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Crowded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5"/>
        </table:table-row>
        <table:table-row table:style-name="ro3">
          <table:table-cell office:value-type="string">
            <text:p>Mom</text:p>
          </table:table-cell>
          <table:table-cell table:style-name="ce2" office:value-type="string">
            <text:p>Christy becomes discouraged when she realizes how much it will cost to become a lawyer. Bonnie tries to discipline Violet. 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Real O'Neils, The</text:p>
          </table:table-cell>
          <table:table-cell office:value-type="string">
            <text:p>Prom! Kids get okay with mom dating, Kenny and his brother both try to get kissed.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4">
          <table:table-cell office:value-type="string">
            <text:p>Fresh Off the Boat</text:p>
          </table:table-cell>
          <table:table-cell office:value-type="string">
            <text:p>Luis' brother comes to town, Eddie wants to watch Chris Rock, and only has two weeks (a day) with his girlfriend.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Grandfathered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The Middle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Bob's Burgers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Modern Family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Family Guy</text:p>
          </table:table-cell>
          <table:table-cell office:value-type="string">
            <text:p>Brian goes to India with Stewie to bang and Indian chick.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4">
          <table:table-cell office:value-type="string">
            <text:p>Flash, The</text:p>
          </table:table-cell>
          <table:table-cell office:value-type="string">
            <text:p>The team traps Barry to go against Zoom, but the detective goes with Zoom. <text:s/>Wally and Barry argue to save Joe and the Flash finally beats Zoom. <text:s/>Barry goes back in time to save his mom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5">
          <table:table-cell office:value-type="string">
            <text:p>Elementary</text:p>
          </table:table-cell>
          <table:table-cell table:style-name="ce2" office:value-type="string">
            <text:p>Vikner's diabolical maneuvering to secure his position becomes known. Sherlock concocts a plan to unseat him only to unwittingly enable a power struggle the ends of which he could barely have believed possible. 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6">
          <table:table-cell office:value-type="string">
            <text:p>Stitchers</text:p>
          </table:table-cell>
          <table:table-cell office:value-type="string">
            <text:p>The abnormality leads Kirsten into her own memories to trap her there, Cameron saves her and realizes his feeling for her. <text:s/>Kirsten moves on Stinger, but finds only an angry Ivy. <text:s/>Stinger acts like a dick and tries to have the NSA swat team brute force control the stitch team, no go.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 FAMILY</text:p>
          </table:table-cell>
          <table:table-cell table:number-columns-repeated="1015"/>
        </table:table-row>
        <table:table-row table:style-name="ro4">
          <table:table-cell office:value-type="string">
            <text:p>Supernatural</text:p>
          </table:table-cell>
          <table:table-cell office:value-type="string">
            <text:p>God decides that Amara should die to balance the scales, Dean takes on a bomb to destroy Amara and God and Amara talk things out.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4">
          <table:table-cell office:value-type="string">
            <text:p>Arrow</text:p>
          </table:table-cell>
          <table:table-cell office:value-type="string">
            <text:p>Dark attacks the loft, Thea threatens Dark's daughter. <text:s/>They discover "hope" counters Dark's magic and Oliver rallies the city. <text:s/>He kill Dark.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2">
          <table:table-cell office:value-type="string">
            <text:p>Game of Thrones</text:p>
          </table:table-cell>
          <table:table-cell table:style-name="ce2"/>
          <table:table-cell office:value-type="string">
            <text:p>Watch</text:p>
          </table:table-cell>
          <table:table-cell office:value-type="string">
            <text:p>GOT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HBONow.com</text:p>
          </table:table-cell>
          <table:table-cell office:value-type="string">
            <text:p>HBO</text:p>
          </table:table-cell>
          <table:table-cell table:number-columns-repeated="1015"/>
        </table:table-row>
        <table:table-row table:style-name="ro2">
          <table:table-cell office:value-type="string">
            <text:p>Last Man Standing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Cooper Barrett's Guide to Surviving Life</text:p>
          </table:table-cell>
          <table:table-cell/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Brooklyn Nine-Nine</text:p>
          </table:table-cell>
          <table:table-cell/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Life in Pieces</text:p>
          </table:table-cell>
          <table:table-cell/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Marvel Agents of SHIELD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DC Legends of Tomorrow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2">
          <table:table-cell office:value-type="string">
            <text:p>Once Upon a Time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Catch, The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Castle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100, The</text:p>
          </table:table-cell>
          <table:table-cell/>
          <table:table-cell office:value-type="string">
            <text:p>Hiatus</text:p>
          </table:table-cell>
          <table:table-cell office:value-type="string">
            <text:p>Survival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2">
          <table:table-cell office:value-type="string">
            <text:p>Grimm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5"/>
        </table:table-row>
        <table:table-row table:style-name="ro2">
          <table:table-cell office:value-type="string">
            <text:p>Lucifer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Crazy Ex-Girlfriend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2">
          <table:table-cell office:value-type="string">
            <text:p>Supergirl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Shadow Hunters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reeform</text:p>
          </table:table-cell>
          <table:table-cell table:number-columns-repeated="1015"/>
        </table:table-row>
        <table:table-row table:style-name="ro2">
          <table:table-cell office:value-type="string">
            <text:p>Zoo</text:p>
          </table:table-cell>
          <table:table-cell/>
          <table:table-cell office:value-type="string">
            <text:p>28 Jun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American Gothic</text:p>
          </table:table-cell>
          <table:table-cell/>
          <table:table-cell office:value-type="string">
            <text:p>22 June</text:p>
          </table:table-cell>
          <table:table-cell office:value-type="string">
            <text:p>Detectiv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One Punch Man</text:p>
          </table:table-cell>
          <table:table-cell/>
          <table:table-cell office:value-type="string">
            <text:p>Hiatus</text:p>
          </table:table-cell>
          <table:table-cell office:value-type="string">
            <text:p>Action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Viz Media</text:p>
          </table:table-cell>
          <table:table-cell table:number-columns-repeated="1015"/>
        </table:table-row>
        <table:table-row table:style-name="ro2">
          <table:table-cell office:value-type="string">
            <text:p>Izombie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5"/>
        </table:table-row>
        <table:table-row table:style-name="ro2">
          <table:table-cell office:value-type="string">
            <text:p>11.22.63 (Down the Rabbit Hole)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5"/>
        </table:table-row>
        <table:table-row table:style-name="ro2">
          <table:table-cell office:value-type="string">
            <text:p>Second Chance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Agent Carter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Minority Report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5"/>
        </table:table-row>
        <table:table-row table:style-name="ro2">
          <table:table-cell office:value-type="string">
            <text:p>The Librarians</text:p>
          </table:table-cell>
          <table:table-cell/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TNT</text:p>
          </table:table-cell>
          <table:table-cell table:number-columns-repeated="1015"/>
        </table:table-row>
        <table:table-row table:style-name="ro2">
          <table:table-cell office:value-type="string">
            <text:p>Casual</text:p>
          </table:table-cell>
          <table:table-cell/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5"/>
        </table:table-row>
        <table:table-row table:style-name="ro2">
          <table:table-cell office:value-type="string">
            <text:p>On the Spot</text:p>
          </table:table-cell>
          <table:table-cell/>
          <table:table-cell office:value-type="string">
            <text:p>Hiatus</text:p>
          </table:table-cell>
          <table:table-cell office:value-type="string">
            <text:p>Improv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Roosterteeth.com</text:p>
          </table:table-cell>
          <table:table-cell office:value-type="string">
            <text:p>Roosterteeth</text:p>
          </table:table-cell>
          <table:table-cell table:number-columns-repeated="1015"/>
        </table:table-row>
        <table:table-row table:style-name="ro2">
          <table:table-cell office:value-type="string">
            <text:p>Journey Quest</text:p>
          </table:table-cell>
          <table:table-cell/>
          <table:table-cell office:value-type="string">
            <text:p>Hiatus</text:p>
          </table:table-cell>
          <table:table-cell office:value-type="string">
            <text:p>Miscellaneous</text:p>
          </table:table-cell>
          <table:table-cell/>
          <table:table-cell office:value-type="float" office:value="9">
            <text:p>9</text:p>
          </table:table-cell>
          <table:table-cell office:value-type="string">
            <text:p>Youtube.com</text:p>
          </table:table-cell>
          <table:table-cell office:value-type="string">
            <text:p>Independent</text:p>
          </table:table-cell>
          <table:table-cell table:number-columns-repeated="1015"/>
        </table:table-row>
        <table:table-row table:style-name="ro2">
          <table:table-cell office:value-type="string">
            <text:p>Muppets, The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5"/>
        </table:table-row>
        <table:table-row table:style-name="ro2">
          <table:table-cell office:value-type="string">
            <text:p>Comedians, The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X</text:p>
          </table:table-cell>
          <table:table-cell table:number-columns-repeated="1015"/>
        </table:table-row>
        <table:table-row table:style-name="ro2">
          <table:table-cell office:value-type="string">
            <text:p>Angel from Hell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BS.com</text:p>
          </table:table-cell>
          <table:table-cell office:value-type="string">
            <text:p>CBS</text:p>
          </table:table-cell>
          <table:table-cell table:number-columns-repeated="1015"/>
        </table:table-row>
        <table:table-row table:style-name="ro2">
          <table:table-cell office:value-type="string">
            <text:p>Super Store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5"/>
        </table:table-row>
        <table:table-row table:style-name="ro2">
          <table:table-cell office:value-type="string">
            <text:p>Undateable</text:p>
          </table:table-cell>
          <table:table-cell/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5"/>
        </table:table-row>
        <table:table-row table:style-name="ro2" table:number-rows-repeated="104852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atch Up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string">
            <text:p>Idiot Sitter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Defiance</text:p>
          </table:table-cell>
          <table:table-cell office:value-type="string">
            <text:p>No Access</text:p>
          </table:table-cell>
          <table:table-cell office:value-type="string">
            <text:p>Detective</text:p>
          </table:table-cell>
          <table:table-cell office:value-type="string">
            <text:p>syfy.com</text:p>
          </table:table-cell>
          <table:table-cell office:value-type="string">
            <text:p>Syfy</text:p>
          </table:table-cell>
          <table:table-cell table:number-columns-repeated="1019"/>
        </table:table-row>
        <table:table-row table:style-name="ro4">
          <table:table-cell office:value-type="string">
            <text:p>Strain, The</text:p>
          </table:table-cell>
          <table:table-cell office:value-type="string">
            <text:p>No Access</text:p>
          </table:table-cell>
          <table:table-cell office:value-type="string">
            <text:p>Survival</text:p>
          </table:table-cell>
          <table:table-cell office:value-type="string">
            <text:p>fxnetwork.com</text:p>
          </table:table-cell>
          <table:table-cell office:value-type="string">
            <text:p>FX</text:p>
          </table:table-cell>
          <table:table-cell table:number-columns-repeated="1019"/>
        </table:table-row>
        <table:table-row table:style-name="ro2">
          <table:table-cell office:value-type="string">
            <text:p>Falling Skies</text:p>
          </table:table-cell>
          <table:table-cell office:value-type="string">
            <text:p>Cancelled</text:p>
          </table:table-cell>
          <table:table-cell office:value-type="string">
            <text:p>Survival</text:p>
          </table:table-cell>
          <table:table-cell office:value-type="string">
            <text:p>n/a</text:p>
          </table:table-cell>
          <table:table-cell office:value-type="string">
            <text:p>TNT</text:p>
          </table:table-cell>
          <table:table-cell table:number-columns-repeated="1019"/>
        </table:table-row>
        <table:table-row table:style-name="ro2">
          <table:table-cell office:value-type="string">
            <text:p>Deadbeat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Unbreakable Kimmy Schmidt</text:p>
          </table:table-cell>
          <table:table-cell office:value-type="string">
            <text:p>Hiatus</text:p>
          </table:table-cell>
          <table:table-cell office:value-type="string">
            <text:p>Comedy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2">
          <table:table-cell office:value-type="string">
            <text:p>Fuller House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number-columns-repeated="1019"/>
        </table:table-row>
        <table:table-row table:style-name="ro4">
          <table:table-cell office:value-type="string">
            <text:p>Teachers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TvLand</text:p>
          </table:table-cell>
          <table:table-cell office:value-type="string">
            <text:p>Awful teachers. <text:s/>Tropes: anti-bullying, sexual harassment on picture day, super-intendent visit, sex at the workplace, obsessive about the ex, drunken lesbian kiss, behavior out the workplace, sex ed, pornstar mistake, dealing with death</text:p>
          </table:table-cell>
          <table:table-cell table:number-columns-repeated="1018"/>
        </table:table-row>
        <table:table-row table:style-name="ro2">
          <table:table-cell office:value-type="string">
            <text:p>Reaper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Guy finds out he's beholden to the "Devil" to bounty hunt runaway souls from hell.</text:p>
          </table:table-cell>
          <table:table-cell table:number-columns-repeated="1018"/>
        </table:table-row>
        <table:table-row table:style-name="ro2">
          <table:table-cell office:value-type="string">
            <text:p>Young &amp; Hungry</text:p>
          </table:table-cell>
          <table:table-cell office:value-type="string">
            <text:p>Binge</text:p>
          </table:table-cell>
          <table:table-cell office:value-type="string">
            <text:p>Sitcom</text:p>
          </table:table-cell>
          <table:table-cell office:value-type="string">
            <text:p>Netflix.com</text:p>
          </table:table-cell>
          <table:table-cell office:value-type="string">
            <text:p>ABC Family</text:p>
          </table:table-cell>
          <table:table-cell office:value-type="string">
            <text:p>Gaby getting with Josh's brother springboards their terrible relationship forward.</text:p>
          </table:table-cell>
          <table:table-cell table:number-columns-repeated="1018"/>
        </table:table-row>
        <table:table-row table:style-name="ro2">
          <table:table-cell office:value-type="string">
            <text:p>Love</text:p>
          </table:table-cell>
          <table:table-cell office:value-type="string">
            <text:p>Binge</text:p>
          </table:table-cell>
          <table:table-cell office:value-type="string">
            <text:p>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office:value-type="string">
            <text:p>Jillian Jacobs is a train wreck addict/alcoholic with compulsion issues that finally finds a nice guy.</text:p>
          </table:table-cell>
          <table:table-cell table:number-columns-repeated="1018"/>
        </table:table-row>
        <table:table-row table:style-name="ro2">
          <table:table-cell office:value-type="string">
            <text:p>Lost Girl</text:p>
          </table:table-cell>
          <table:table-cell office:value-type="string">
            <text:p>Binge</text:p>
          </table:table-cell>
          <table:table-cell office:value-type="string">
            <text:p>Mystery</text:p>
          </table:table-cell>
          <table:table-cell office:value-type="string">
            <text:p>Netflix.com</text:p>
          </table:table-cell>
          <table:table-cell office:value-type="string">
            <text:p>Syfy</text:p>
          </table:table-cell>
          <table:table-cell office:value-type="string">
            <text:p>They really went off the deep end in a weird way.</text:p>
          </table:table-cell>
          <table:table-cell table:number-columns-repeated="1018"/>
        </table:table-row>
        <table:table-row table:style-name="ro7">
          <table:table-cell office:value-type="string">
            <text:p>Flaked</text:p>
          </table:table-cell>
          <table:table-cell office:value-type="string">
            <text:p>Binge</text:p>
          </table:table-cell>
          <table:table-cell office:value-type="string">
            <text:p>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office:value-type="string">
            <text:p>Guy tries to balance and maintain his life as a tech scared alcoholic with little to know <text:s/>income, but a way with the ladies.</text:p>
          </table:table-cell>
          <table:table-cell table:number-columns-repeated="1018"/>
        </table:table-row>
        <table:table-row table:style-name="ro7">
          <table:table-cell office:value-type="string">
            <text:p>12 Monkeys</text:p>
          </table:table-cell>
          <table:table-cell office:value-type="string">
            <text:p>Binge</text:p>
          </table:table-cell>
          <table:table-cell office:value-type="string">
            <text:p>Mystery</text:p>
          </table:table-cell>
          <table:table-cell office:value-type="string">
            <text:p>Hulu.com</text:p>
          </table:table-cell>
          <table:table-cell office:value-type="string">
            <text:p>Syfy</text:p>
          </table:table-cell>
          <table:table-cell office:value-type="string">
            <text:p>Time travel...</text:p>
          </table:table-cell>
          <table:table-cell table:number-columns-repeated="1018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ture W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Power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12 Monkey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Finding Cart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Constantin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NBC</text:p>
          </table:table-cell>
          <table:table-cell/>
        </table:table-row>
        <table:table-row table:style-name="ro1">
          <table:table-cell office:value-type="string">
            <text:p>The Family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How to Get Away with Murd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Pretty Little Liars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Switched at Birth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Being Human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Game of Thrones</text:p>
          </table:table-cell>
          <table:table-cell office:value-type="string">
            <text:p>Hiatus</text:p>
          </table:table-cell>
          <table:table-cell table:number-columns-repeated="4"/>
        </table:table-row>
        <table:table-row table:style-name="ro1">
          <table:table-cell office:value-type="string">
            <text:p>Dead Beat</text:p>
          </table:table-cell>
          <table:table-cell office:value-type="string">
            <text:p>Season 3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/>
        </table:table-row>
      </table:table>
      <table:database-ranges>
        <table:database-range table:target-range-address="'Watch List'.A1:'Watch List'.AMJ1048576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5/28/2016</text:date>, <text:time>04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H59M42S</meta:editing-duration>
    <meta:editing-cycles>25</meta:editing-cycles>
    <meta:generator>OpenOffice.org/3.3$Win32 OpenOffice.org_project/330m20$Build-9567</meta:generator>
    <dc:date>2016-05-28T04:56:44.25</dc:date>
    <meta:document-statistic meta:table-count="3" meta:cell-count="507" meta:object-count="0"/>
    <meta:user-defined meta:name="Info 1"/>
    <meta:user-defined meta:name="Info 2"/>
    <meta:user-defined meta:name="Info 3"/>
    <meta:user-defined meta:name="Info 4"/>
  </office:meta>
</office:document-meta>
</file>